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547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Nr</text:p>
          </table:table-cell>
          <table:table-cell office:value-type="string" table:style-name="ce1">
            <text:p>Region<text:s/>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Value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01.04.2019</text:p>
          </table:table-cell>
          <table:table-cell office:value-type="float" office:value="100.3" table:style-name="ce1">
            <text:p>100,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O</text:p>
          </table:table-cell>
          <table:table-cell office:value-type="string" table:style-name="ce1">
            <text:p>01.07.2019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Z</text:p>
          </table:table-cell>
          <table:table-cell office:value-type="string" table:style-name="ce1">
            <text:p>01.10.2019</text:p>
          </table:table-cell>
          <table:table-cell office:value-type="float" office:value="40.5" table:style-name="ce1">
            <text:p>40,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W</text:p>
          </table:table-cell>
          <table:table-cell office:value-type="string" table:style-name="ce1">
            <text:p>01.01.2020</text:p>
          </table:table-cell>
          <table:table-cell office:value-type="float" office:value="5.08" table:style-name="ce1">
            <text:p>5,08</text:p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meta:initial-creator>Tim van Steenbergen</meta:initial-creator>
    <dc:creator>Tim van Steenbergen</dc:creator>
    <meta:creation-date>2019-10-20T16:41:29Z</meta:creation-date>
    <dc:date>2019-10-20T17:10:39Z</dc:date>
  </office:meta>
</office:document-meta>
</file>